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fo:min-height="0.75cm"/>
    </style:style>
    <style:style style:name="gr2" style:family="graphic" style:parent-style-name="standard">
      <style:graphic-properties draw:fill-color="#fafad2" draw:textarea-vertical-align="middle" draw:auto-grow-height="false"/>
    </style:style>
    <style:style style:name="gr3" style:family="graphic" style:parent-style-name="standard">
      <style:graphic-properties draw:fill-color="#eee5de" draw:textarea-vertical-align="middle" draw:auto-grow-height="false" fo:min-height="0.749cm" fo:min-width="0.499cm"/>
    </style:style>
    <style:style style:name="gr4" style:family="graphic" style:parent-style-name="standard">
      <style:graphic-properties svg:stroke-width="0.2cm" svg:stroke-color="#ffd700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svg:stroke-width="0.2cm" svg:stroke-color="#ffd700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a500" fo:font-size="20pt" fo:font-weight="bold" style:font-size-asian="20pt" style:font-weight-asian="bold" style:font-size-complex="20pt" style:font-weight-complex="bold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color="#8b6914" fo:font-weight="bold" style:font-weight-asian="bold" style:font-weight-complex="bold"/>
    </style:style>
    <style:style style:name="P5" style:family="paragraph">
      <style:paragraph-properties fo:text-align="center"/>
    </style:style>
    <style:style style:name="T1" style:family="text">
      <style:text-properties fo:color="#ffa500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8b6914" fo:font-weight="bold" style:font-weight-asian="bold" style:font-weight-complex="bold"/>
    </style:style>
    <style:style style:name="T3" style:family="text">
      <style:text-properties fo:color="#8b6914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8cm" svg:height="1.038cm" svg:x="1.5cm" svg:y="9.962cm">
          <draw:text-box>
            <text:p text:style-name="P1"><text:span text:style-name="T1">Earth natural rotation</text:span></text:p>
          </draw:text-box>
        </draw:frame>
        <draw:frame draw:style-name="gr1" draw:text-style-name="P2" draw:layer="layout" svg:width="4.719cm" svg:height="1.038cm" svg:x="2cm" svg:y="15cm">
          <draw:text-box>
            <text:p text:style-name="P1"><text:span text:style-name="T1">Pole motion</text:span></text:p>
          </draw:text-box>
        </draw:frame>
        <draw:custom-shape draw:style-name="gr2" draw:text-style-name="P4" draw:id="id1" draw:layer="layout" svg:width="10.5cm" svg:height="2cm" svg:x="6cm" svg:y="1.5cm">
          <text:p text:style-name="P3"><text:span text:style-name="T2">GCRF</text:span></text:p>
          <text:p text:style-name="P3"><text:span text:style-name="T3">(Geocentric Celestial Reference Fram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id="id3" draw:layer="layout" svg:width="5.5cm" svg:height="2cm" svg:x="2.5cm" svg:y="6.5cm">
          <text:p text:style-name="P3"><text:span text:style-name="T2">EME2000 (J200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2cm" svg:height="2cm" svg:x="9.5cm" svg:y="4.1cm">
          <text:p text:style-name="P1"/>
          <draw:enhanced-geometry svg:viewBox="0 0 787 799" draw:mirror-vertical="true" draw:mirror-horizontal="false" draw:type="non-primitive" draw:enhanced-path="M 439 12 L 535 102 391 246 252 108 349 12 0 0 12 348 108 258 282 433 282 799 511 799 511 427 685 252 781 348 787 0 439 12 Z N"/>
        </draw:custom-shape>
        <draw:frame draw:style-name="gr1" draw:text-style-name="P2" draw:layer="layout" svg:width="2cm" svg:height="1.038cm" svg:x="3cm" svg:y="4cm">
          <draw:text-box>
            <text:p text:style-name="P1"><text:span text:style-name="T1">Bias</text:span></text:p>
          </draw:text-box>
        </draw:frame>
        <draw:frame draw:style-name="gr1" draw:text-style-name="P2" draw:layer="layout" svg:width="11.1cm" svg:height="1.038cm" svg:x="12.9cm" svg:y="4.462cm">
          <draw:text-box>
            <text:p text:style-name="P1"><text:span text:style-name="T1">Bias, Precession and Nutation</text:span></text:p>
          </draw:text-box>
        </draw:frame>
        <draw:custom-shape draw:style-name="gr2" draw:text-style-name="P4" draw:id="id2" draw:layer="layout" svg:width="10.75cm" svg:height="2cm" svg:x="12.15cm" svg:y="6.5cm">
          <text:p text:style-name="P3"><text:span text:style-name="T2">CIRF 2000</text:span></text:p>
          <text:p text:style-name="P3"><text:span text:style-name="T3">(Celestial Intermediate Reference Fram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id="id4" draw:layer="layout" svg:width="10.75cm" svg:height="2cm" svg:x="4cm" svg:y="12cm">
          <text:p text:style-name="P3"><text:span text:style-name="T2">TIRF 2000 without tides</text:span></text:p>
          <text:p text:style-name="P3"><text:span text:style-name="T3">(Terrestrial Intermediate Reference Fram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id="id5" draw:layer="layout" svg:width="11cm" svg:height="2cm" svg:x="3.875cm" svg:y="17.5cm">
          <text:p text:style-name="P3"><text:span text:style-name="T2">ITRF 2005 without tides</text:span></text:p>
          <text:p text:style-name="P3"><text:span text:style-name="T3">(International Terrestrial Reference Fram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cm" svg:height="2.5cm" svg:x="8.875cm" svg:y="14.4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4" draw:text-style-name="P5" draw:layer="layout" draw:type="curve" svg:x1="16.5cm" svg:y1="2.5cm" svg:x2="22.9cm" svg:y2="7.5cm" draw:start-shape="id1" draw:start-glue-point="1" draw:end-shape="id2" draw:end-glue-point="1" svg:d="m16500 2500c10351 0 7151 5000 6400 5000">
          <text:p text:style-name="P1"/>
        </draw:connector>
        <draw:connector draw:style-name="gr5" draw:text-style-name="P5" draw:layer="layout" draw:type="curve" svg:x1="6cm" svg:y1="2.5cm" svg:x2="2.5cm" svg:y2="7.5cm" draw:start-shape="id1" draw:start-glue-point="3" draw:end-shape="id3" draw:end-glue-point="3" svg:d="m6000 2500c-6000 0-4250 5000-3500 5000">
          <text:p text:style-name="P1"/>
        </draw:connector>
        <draw:connector draw:style-name="gr5" draw:text-style-name="P5" draw:layer="layout" draw:type="curve" draw:line-skew="-1.4cm" svg:x1="12.15cm" svg:y1="7.5cm" svg:x2="9.375cm" svg:y2="12cm" draw:start-shape="id2" draw:start-glue-point="3" draw:end-shape="id4" svg:d="m12150 7500c-1850 0-2775 1500-2775 4500">
          <text:p text:style-name="P1"/>
        </draw:connector>
        <draw:connector draw:style-name="gr5" draw:text-style-name="P5" draw:layer="layout" draw:type="curve" draw:line-skew="-1.437cm" svg:x1="4cm" svg:y1="13cm" svg:x2="3.875cm" svg:y2="18.5cm" draw:start-shape="id4" draw:start-glue-point="3" draw:end-shape="id5" svg:d="m4000 13000c-3093 0-3030 5500-125 5500">
          <text:p text:style-name="P1"/>
        </draw:connector>
        <draw:custom-shape draw:style-name="gr2" draw:text-style-name="P4" draw:layer="layout" svg:width="10.75cm" svg:height="2cm" svg:x="17.625cm" svg:y="12cm">
          <text:p text:style-name="P3"><text:span text:style-name="T2">TIRF 2000 with tides</text:span></text:p>
          <text:p text:style-name="P3"><text:span text:style-name="T3">(Terrestrial Intermediate Reference Fram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1cm" svg:height="2cm" svg:x="17.5cm" svg:y="17.5cm">
          <text:p text:style-name="P3"><text:span text:style-name="T2">ITRF 2005 with tides</text:span></text:p>
          <text:p text:style-name="P3"><text:span text:style-name="T3">(International Terrestrial Reference Fram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cm" svg:height="2.5cm" svg:x="22.5cm" svg:y="14.5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5" draw:layer="layout" svg:width="2cm" svg:height="2cm" svg:x="15cm" svg:y="9cm">
          <text:p text:style-name="P1"/>
          <draw:enhanced-geometry svg:viewBox="0 0 787 799" draw:mirror-vertical="true" draw:mirror-horizontal="false" draw:type="non-primitive" draw:enhanced-path="M 439 12 L 535 102 391 246 252 108 349 12 0 0 12 348 108 258 282 433 282 799 511 799 511 427 685 252 781 348 787 0 439 12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Véronique Pommier</meta:initial-creator>
    <meta:creation-date>2008-06-24T16:57:18</meta:creation-date>
    <dc:date>2008-10-31T15:54:00</dc:date>
    <meta:editing-cycles>21</meta:editing-cycles>
    <meta:editing-duration>PT2H0M38S</meta:editing-duration>
    <meta:user-defined meta:name="Info 1"/>
    <meta:user-defined meta:name="Info 2"/>
    <meta:user-defined meta:name="Info 3"/>
    <meta:user-defined meta:name="Info 4"/>
    <meta:document-statistic meta:object-count="19"/>
  </office:meta>
</office:document-meta>
</file>